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>
            <text:p>długość</text:p>
          </table:table-cell>
          <table:table-cell table:style-name="ce1" office:value-type="string">
            <text:p>prefiks</text:p>
          </table:table-cell>
          <table:table-cell table:style-name="ce1" office:value-type="string">
            <text:p>hex prefix</text:p>
          </table:table-cell>
          <table:table-cell table:style-name="ce1" office:value-type="string">
            <text:p>bity kodowe</text:p>
          </table:table-cell>
          <table:table-cell table:style-name="ce1" office:value-type="string">
            <text:p>rozpiętość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zysk min</text:p>
          </table:table-cell>
          <table:table-cell table:style-name="ce1" office:value-type="string">
            <text:p>zysk max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BIN2HEX([.B3])" office:value-type="string" office:string-value="0">
            <text:p>0</text:p>
          </table:table-cell>
          <table:table-cell table:formula="of:=[.A3]-LEN([.B3])" office:value-type="float" office:value="0">
            <text:p>0</text:p>
          </table:table-cell>
          <table:table-cell table:formula="of:=POWER(2;[.D3])" office:value-type="float" office:value="1">
            <text:p>1</text:p>
          </table:table-cell>
          <table:table-cell table:formula="of:=[.G2]+1" office:value-type="float" office:value="1">
            <text:p>1</text:p>
          </table:table-cell>
          <table:table-cell table:formula="of:=[.G2]+[.E3]" office:value-type="float" office:value="1">
            <text:p>1</text:p>
          </table:table-cell>
          <table:table-cell table:formula="of:=([.F3]-[.A3])/[.F3]" office:value-type="float" office:value="0">
            <text:p>0,000</text:p>
          </table:table-cell>
          <table:table-cell table:formula="of:=([.G3]-[.A3])/[.G3]" office:value-type="float" office:value="0">
            <text:p>0,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BIN2HEX([.B4])" office:value-type="string" office:string-value="2">
            <text:p>2</text:p>
          </table:table-cell>
          <table:table-cell table:formula="of:=[.A4]-LEN([.B4])" office:value-type="float" office:value="2">
            <text:p>2</text:p>
          </table:table-cell>
          <table:table-cell table:formula="of:=POWER(2;[.D4])" office:value-type="float" office:value="4">
            <text:p>4</text:p>
          </table:table-cell>
          <table:table-cell table:formula="of:=[.G3]+1" office:value-type="float" office:value="2">
            <text:p>2</text:p>
          </table:table-cell>
          <table:table-cell table:formula="of:=[.G3]+[.E4]" office:value-type="float" office:value="5">
            <text:p>5</text:p>
          </table:table-cell>
          <table:table-cell table:formula="of:=([.F4]-[.A4])/[.F4]" office:value-type="float" office:value="-1">
            <text:p>-1,000</text:p>
          </table:table-cell>
          <table:table-cell table:formula="of:=([.G4]-[.A4])/[.G4]" office:value-type="float" office:value="0.2">
            <text:p>0,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formula="of:=BIN2HEX([.B5])" office:value-type="string" office:string-value="6">
            <text:p>6</text:p>
          </table:table-cell>
          <table:table-cell table:formula="of:=[.A5]-LEN([.B5])" office:value-type="float" office:value="3">
            <text:p>3</text:p>
          </table:table-cell>
          <table:table-cell table:formula="of:=POWER(2;[.D5])" office:value-type="float" office:value="8">
            <text:p>8</text:p>
          </table:table-cell>
          <table:table-cell table:formula="of:=[.G4]+1" office:value-type="float" office:value="6">
            <text:p>6</text:p>
          </table:table-cell>
          <table:table-cell table:formula="of:=[.G4]+[.E5]" office:value-type="float" office:value="13">
            <text:p>13</text:p>
          </table:table-cell>
          <table:table-cell table:formula="of:=([.F5]-[.A5])/[.F5]" office:value-type="float" office:value="0">
            <text:p>0,000</text:p>
          </table:table-cell>
          <table:table-cell table:formula="of:=([.G5]-[.A5])/[.G5]" office:value-type="float" office:value="0.538461538461538">
            <text:p>0,5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10">
            <text:p>1110</text:p>
          </table:table-cell>
          <table:table-cell table:formula="of:=BIN2HEX([.B6])" office:value-type="string" office:string-value="E">
            <text:p>E</text:p>
          </table:table-cell>
          <table:table-cell table:formula="of:=[.A6]-LEN([.B6])" office:value-type="float" office:value="3">
            <text:p>3</text:p>
          </table:table-cell>
          <table:table-cell table:formula="of:=POWER(2;[.D6])" office:value-type="float" office:value="8">
            <text:p>8</text:p>
          </table:table-cell>
          <table:table-cell table:formula="of:=[.G5]+1" office:value-type="float" office:value="14">
            <text:p>14</text:p>
          </table:table-cell>
          <table:table-cell table:formula="of:=[.G5]+[.E6]" office:value-type="float" office:value="21">
            <text:p>21</text:p>
          </table:table-cell>
          <table:table-cell table:formula="of:=([.F6]-[.A6])/[.F6]" office:value-type="float" office:value="0.5">
            <text:p>0,500</text:p>
          </table:table-cell>
          <table:table-cell table:formula="of:=([.G6]-[.A6])/[.G6]" office:value-type="float" office:value="0.666666666666667">
            <text:p>0,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10">
            <text:p>11110</text:p>
          </table:table-cell>
          <table:table-cell table:formula="of:=BIN2HEX([.B7])" office:value-type="string" office:string-value="1E">
            <text:p>1E</text:p>
          </table:table-cell>
          <table:table-cell table:formula="of:=[.A7]-LEN([.B7])" office:value-type="float" office:value="4">
            <text:p>4</text:p>
          </table:table-cell>
          <table:table-cell table:formula="of:=POWER(2;[.D7])" office:value-type="float" office:value="16">
            <text:p>16</text:p>
          </table:table-cell>
          <table:table-cell table:formula="of:=[.G6]+1" office:value-type="float" office:value="22">
            <text:p>22</text:p>
          </table:table-cell>
          <table:table-cell table:formula="of:=[.G6]+[.E7]" office:value-type="float" office:value="37">
            <text:p>37</text:p>
          </table:table-cell>
          <table:table-cell table:formula="of:=([.F7]-[.A7])/[.F7]" office:value-type="float" office:value="0.590909090909091">
            <text:p>0,591</text:p>
          </table:table-cell>
          <table:table-cell table:formula="of:=([.G7]-[.A7])/[.G7]" office:value-type="float" office:value="0.756756756756757">
            <text:p>0,7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110">
            <text:p>111110</text:p>
          </table:table-cell>
          <table:table-cell table:formula="of:=BIN2HEX([.B8])" office:value-type="string" office:string-value="3E">
            <text:p>3E</text:p>
          </table:table-cell>
          <table:table-cell table:formula="of:=[.A8]-LEN([.B8])" office:value-type="float" office:value="10">
            <text:p>10</text:p>
          </table:table-cell>
          <table:table-cell table:formula="of:=POWER(2;[.D8])" office:value-type="float" office:value="1024">
            <text:p>1024</text:p>
          </table:table-cell>
          <table:table-cell table:formula="of:=[.G7]+1" office:value-type="float" office:value="38">
            <text:p>38</text:p>
          </table:table-cell>
          <table:table-cell table:formula="of:=[.G7]+[.E8]" office:value-type="float" office:value="1061">
            <text:p>1061</text:p>
          </table:table-cell>
          <table:table-cell table:formula="of:=([.F8]-[.A8])/[.F8]" office:value-type="float" office:value="0.578947368421053">
            <text:p>0,579</text:p>
          </table:table-cell>
          <table:table-cell table:formula="of:=([.G8]-[.A8])/[.G8]" office:value-type="float" office:value="0.984919886899152">
            <text:p>0,9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11110">
            <text:p>1111110</text:p>
          </table:table-cell>
          <table:table-cell table:formula="of:=BIN2HEX([.B9])" office:value-type="string" office:string-value="7E">
            <text:p>7E</text:p>
          </table:table-cell>
          <table:table-cell table:formula="of:=[.A9]-LEN([.B9])" office:value-type="float" office:value="25">
            <text:p>25</text:p>
          </table:table-cell>
          <table:table-cell table:formula="of:=POWER(2;[.D9])" office:value-type="float" office:value="33554432">
            <text:p>33554432</text:p>
          </table:table-cell>
          <table:table-cell table:formula="of:=[.G8]+1" office:value-type="float" office:value="1062">
            <text:p>1062</text:p>
          </table:table-cell>
          <table:table-cell table:formula="of:=[.G8]+[.E9]" office:value-type="float" office:value="33555493">
            <text:p>33555493</text:p>
          </table:table-cell>
          <table:table-cell table:formula="of:=([.F9]-[.A9])/[.F9]" office:value-type="float" office:value="0.969868173258004">
            <text:p>0,970</text:p>
          </table:table-cell>
          <table:table-cell table:formula="of:=([.G9]-[.A9])/[.G9]" office:value-type="float" office:value="0.999999046355838">
            <text:p>1,000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26.01.2011</text:date>, <text:time>12:55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Stefańczyk</meta:initial-creator>
    <meta:creation-date>2010-12-23T11:32:00</meta:creation-date>
    <dc:date>2011-01-26T12:55:12</dc:date>
    <dc:creator>Maciej Stefańczyk</dc:creator>
    <meta:editing-duration>PT04H54M42S</meta:editing-duration>
    <meta:editing-cycles>4</meta:editing-cycles>
    <meta:generator>OpenOffice.org/3.2$Unix OpenOffice.org_project/320m12$Build-9483</meta:generator>
    <meta:document-statistic meta:table-count="3" meta:cell-count="74" meta:object-count="0"/>
  </office:meta>
</office:document-meta>
</file>